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0bbfe" officeooo:paragraph-rsid="0000bbfe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9c53" officeooo:paragraph-rsid="0000bbfe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39c53" officeooo:paragraph-rsid="00039c53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0bbfe" officeooo:paragraph-rsid="0000bbfe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2b195" officeooo:paragraph-rsid="0002b19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hs en jeans</text:p>
      <text:p text:style-name="P2"/>
      <text:p text:style-name="P3">Grille 1 : il y a forcément pas de plusieurs solutions</text:p>
      <text:p text:style-name="P4">Les S ne peuvent pas etre aux coins</text:p>
      <text:p text:style-name="P4"/>
      <text:p text:style-name="P4"/>
      <text:p text:style-name="P4"/>
      <text:p text:style-name="P4">Pour créer des grilles :</text:p>
      <text:p text:style-name="P4">-On remplit aléatoirement la grille avec des pièces, puis on en fait une grille en mettant des smileys ou se trouve les troux</text:p>
      <text:p text:style-name="P4"/>
      <text:p text:style-name="P4"/>
      <text:p text:style-name="P4"/>
      <text:p text:style-name="P5">Programme :</text:p>
      <text:p text:style-name="P5">Appuyer sur une chiffre pour obtenir la pièc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3:06:58.147447507</meta:creation-date>
    <dc:date>2025-11-13T13:44:39.173253156</dc:date>
    <meta:editing-duration>PT26M50S</meta:editing-duration>
    <meta:editing-cycles>2</meta:editing-cycles>
    <meta:generator>LibreOffice/25.8.2.2$Linux_X86_64 LibreOffice_project/580$Build-2</meta:generator>
    <meta:document-statistic meta:table-count="0" meta:image-count="0" meta:object-count="0" meta:page-count="1" meta:paragraph-count="7" meta:word-count="60" meta:character-count="309" meta:non-whitespace-character-count="255"/>
  </office:meta>
</office:document-meta>
</file>